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1.255cm"/>
    </style:style>
    <style:style style:name="gr6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8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8pt" fo:letter-spacing="0.06cm" fo:text-shadow="1pt 1pt" style:font-size-asian="18pt" style:font-size-complex="18pt"/>
    </style:style>
    <style:style style:name="T3" style:family="text">
      <style:text-properties fo:font-size="11pt" fo:letter-spacing="0.06cm" fo:text-shadow="1pt 1pt" style:font-size-asian="11pt" style:font-size-complex="11pt"/>
    </style:style>
    <style:style style:name="T4" style:family="text">
      <style:text-properties fo:font-size="11pt" fo:letter-spacing="0.06cm" fo:text-shadow="none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letter-spacing="0.06cm" style:font-size-asian="18pt" style:font-size-complex="18pt"/>
    </style:style>
    <style:style style:name="T8" style:family="text">
      <style:text-properties fo:font-size="11pt" fo:letter-spacing="0.06cm" style:font-size-asian="11pt" style:font-size-complex="11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atin Modern Math1" fo:font-size="16pt" style:font-name-asian="Latin Modern Math1" style:font-name-complex="Latin Modern Math1"/>
    </style:style>
    <style:style style:name="T12" style:family="text">
      <style:text-properties style:text-position="33% 58%" style:font-name="Latin Modern Math1" fo:font-size="16pt" style:font-name-asian="Latin Modern Math1" style:font-name-complex="Latin Modern 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29cm" svg:height="1.651cm" svg:x="1.016cm" svg:y="2.905cm">
          <draw:text-box>
            <text:p text:style-name="P1"><text:span text:style-name="T1"><text:s text:c="3"/></text:span><text:span text:style-name="T2">p</text:span><text:span text:style-name="T3">phase <text:s text:c="2"/></text:span><text:span text:style-name="T4">Transition</text:span></text:p>
          </draw:text-box>
        </draw:frame>
        <draw:frame draw:style-name="gr2" draw:text-style-name="P3" draw:layer="layout" svg:width="3.429cm" svg:height="1.778cm" svg:x="5.969cm" svg:y="6.461cm">
          <draw:text-box>
            <text:p><text:span text:style-name="T5"><text:s/></text:span><text:span text:style-name="T5">1</text:span><text:span text:style-name="T6"> <text:s text:c="5"/></text:span><text:span text:style-name="T5">1</text:span></text:p>
            <text:p><text:span text:style-name="T7">n</text:span><text:span text:style-name="T8">S</text:span><text:span text:style-name="T6"> <text:s text:c="3"/></text:span><text:span text:style-name="T7">n</text:span><text:span text:style-name="T8">L</text:span></text:p>
          </draw:text-box>
        </draw:frame>
        <draw:line draw:style-name="gr3" draw:text-style-name="P4" draw:layer="layout" svg:x1="6.223cm" svg:y1="7.35cm" svg:x2="6.858cm" svg:y2="7.35cm">
          <text:p/>
        </draw:line>
        <draw:line draw:style-name="gr3" draw:text-style-name="P4" draw:layer="layout" svg:x1="7.493cm" svg:y1="7.35cm" svg:x2="8.128cm" svg:y2="7.35cm">
          <text:p/>
        </draw:line>
        <draw:frame draw:style-name="gr4" draw:text-style-name="P5" draw:layer="layout" svg:width="5.588cm" svg:height="1.016cm" svg:x="4.572cm" svg:y="8.239cm">
          <draw:text-box>
            <text:p text:style-name="P1"><text:span text:style-name="T9">Inverse Density</text:span></text:p>
          </draw:text-box>
        </draw:frame>
        <draw:frame draw:style-name="gr5" draw:text-style-name="P5" draw:layer="layout" svg:width="7.747cm" svg:height="1.505cm" draw:transform="rotate (1.5707963267949) translate (0.254cm 8.747cm)">
          <draw:text-box>
            <text:p text:style-name="P1"><text:span text:style-name="T10">Reduced Pressure = </text:span><text:span text:style-name="T11">P𝝈</text:span><text:span text:style-name="T12">3</text:span><text:span text:style-name="T11">/𝝐</text:span></text:p>
          </draw:text-box>
        </draw:frame>
        <draw:g>
          <draw:custom-shape draw:style-name="gr6" draw:text-style-name="P6" draw:layer="layout" svg:width="2.424cm" svg:height="5.096cm" draw:transform="rotate (0.572817060504539) translate (5.488cm 1.8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4" draw:layer="layout" svg:width="2.54cm" svg:height="4.896cm" draw:transform="skewX (0.00610865238198016) rotate (0.819606616736537) translate (5.3589062701785cm 2.638687480329cm)" svg:viewBox="0 0 2541 4897" svg:d="M1215 27c368 102 779-238 1100 218 254 363 216 761 223 1140 8 404 4 809-40 1215-60 543-209 1090-522 1529-233 328-555 631-957 768l-410-60-468-256-141-243">
            <text:p/>
          </draw:path>
        </draw:g>
        <draw:g>
          <draw:custom-shape draw:style-name="gr8" draw:text-style-name="P6" draw:layer="layout" svg:width="2.312cm" svg:height="5.234cm" draw:transform="skewX (0.000174532925199393) rotate (0.471937029739267) translate (6.336cm 0.8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9" draw:text-style-name="P4" draw:layer="layout" svg:width="2.085cm" svg:height="5.23cm" draw:transform="skewX (0.0586430628670095) rotate (0.476300352869253) translate (6.68270102908335cm 0.6769951878578cm)" svg:viewBox="0 0 2086 5231" svg:d="M708 5194c485 156 850-209 1089-529 232-312 98-773 240-1131 182-460-211-714-28-1191 154-402-59-857-177-1264-114-393-398-738-743-956-282-178-897-219-954 264l-120 308-15 29">
              <text:p/>
            </draw:path>
            <draw:custom-shape draw:style-name="gr10" draw:text-style-name="P7" draw:layer="layout" svg:width="0.381cm" svg:height="0.889cm" draw:transform="rotate (-0.38467056713955) translate (9.299cm 4.375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6" draw:layer="layout" svg:width="5.461cm" svg:height="5.207cm" svg:x="4.572cm" svg:y="0.74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604cm" svg:y1="3.54cm" svg:x2="6.604cm" svg:y2="6.334cm">
          <text:p/>
        </draw:line>
        <draw:line draw:style-name="gr3" draw:text-style-name="P4" draw:layer="layout" svg:x1="7.747cm" svg:y1="3.54cm" svg:x2="4.318cm" svg:y2="3.54cm">
          <text:p/>
        </draw:line>
        <draw:line draw:style-name="gr3" draw:text-style-name="P4" draw:layer="layout" svg:x1="7.747cm" svg:y1="3.54cm" svg:x2="7.747cm" svg:y2="6.334cm">
          <text:p/>
        </draw:line>
        <draw:frame draw:style-name="gr2" draw:text-style-name="P3" draw:layer="layout" svg:width="3.429cm" svg:height="1.778cm" svg:x="4.699cm" svg:y="2.27cm">
          <draw:text-box>
            <text:p><text:span text:style-name="T6">Solid</text:span></text:p>
          </draw:text-box>
        </draw:frame>
        <draw:frame draw:style-name="gr1" draw:text-style-name="P3" draw:layer="layout" svg:width="3.429cm" svg:height="1.651cm" svg:x="7.112cm" svg:y="1.254cm">
          <draw:text-box>
            <text:p><text:span text:style-name="T6">Liqu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922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03T17:58:06.434425842</dc:date>
    <meta:editing-duration>PT1H35M40S</meta:editing-duration>
    <meta:editing-cycles>36</meta:editing-cycles>
    <meta:generator>LibreOffice/6.1.5.2$Linux_X86_64 LibreOffice_project/10$Build-2</meta:generator>
    <meta:document-statistic meta:object-count="20"/>
  </office:meta>
</office:document-meta>
</file>